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10b4f" officeooo:paragraph-rsid="00010b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SylrSchool</text:p>
      <text:p text:style-name="Title">Manuel utilisat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5-03T17:27:54.155000000</dc:date>
    <meta:editing-duration>PT33S</meta:editing-duration>
    <meta:editing-cycles>1</meta:editing-cycles>
    <meta:document-statistic meta:table-count="0" meta:image-count="0" meta:object-count="0" meta:page-count="1" meta:paragraph-count="2" meta:word-count="4" meta:character-count="40" meta:non-whitespace-character-count="38"/>
  </office:meta>
</office:document-meta>
</file>